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9">
            <text:p>19</text:p>
          </table:table-cell>
          <table:table-cell office:value-type="float" office:value="3.8">
            <text:p>3,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04">
            <text:p>4,0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78">
            <text:p>4,7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75">
            <text:p>4,7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67">
            <text:p>4,6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.7">
            <text:p>4,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.67">
            <text:p>4,6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66">
            <text:p>4,6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.7">
            <text:p>4,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.63">
            <text:p>4,6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.6">
            <text:p>4,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.85">
            <text:p>4,8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.88">
            <text:p>4,8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.86">
            <text:p>4,8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.86">
            <text:p>4,8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.92">
            <text:p>4,9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.82">
            <text:p>4,8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.01">
            <text:p>4,0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.07">
            <text:p>4,0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.1">
            <text:p>3,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.03">
            <text:p>3,03</text:p>
          </table:table-cell>
          <table:table-cell office:value-type="float" office:value="0.04">
            <text:p>0,0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T in C</text:p>
          </table:table-cell>
          <table:table-cell office:value-type="string">
            <text:p>leistung yag m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rror 0,04 al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I=500mA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0">10.02.2012</text:date>, <text:time>22:28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27T11:17:39</meta:creation-date>
    <dc:date>2012-02-10T22:28:26</dc:date>
    <dc:creator>Carolin Wille</dc:creator>
    <meta:editing-duration>PT00H04M34S</meta:editing-duration>
    <meta:editing-cycles>3</meta:editing-cycles>
    <meta:generator>OpenOffice.org/3.2$Unix OpenOffice.org_project/320m19$Build-9505</meta:generator>
    <meta:document-statistic meta:table-count="3" meta:cell-count="70" meta:object-count="0"/>
  </office:meta>
</office:document-meta>
</file>